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ining Character</text:p>
      <text:p text:style-name="Standard">Called immediately after the player selects 'TRAIN' from the Training event menu and it has been determined that the character has sufficient funds to train.</text:p>
      <text:p text:style-name="Heading">Parameters</text:p>
      <text:p text:style-name="Standard">The script has access no parameters:</text:p>
      <text:p text:style-name="Standard"/>
      <text:p text:style-name="Heading">Context</text:p>
      <text:p text:style-name="Standard"/>
      <text:list xml:id="list31263584" text:style-name="L1">
        <text:list-item>
          <text:p text:style-name="P1">Character – the character being trained.</text:p>
        </text:list-item>
      </text:list>
      <text:p text:style-name="Standard"/>
      <text:p text:style-name="Heading">Example of use</text:p>
      <text:p text:style-name="Standard"/>
      <text:p text:style-name="Standard">You might use this hook to remove any pending 'Drain' eff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42:02.79</meta:creation-date>
    <meta:generator>OpenOffice.org/3.2$Win32 OpenOffice.org_project/320m18$Build-9502</meta:generator>
    <dc:date>2010-07-11T11:17:56.23</dc:date>
    <dc:creator>Paul Stevens</dc:creator>
    <meta:editing-duration>PT00H06M05S</meta:editing-duration>
    <meta:editing-cycles>2</meta:editing-cycles>
    <meta:document-statistic meta:table-count="0" meta:image-count="0" meta:object-count="0" meta:page-count="1" meta:paragraph-count="8" meta:word-count="56" meta:character-count="345"/>
  </office:meta>
</office:document-meta>
</file>